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Filled_20_Blue">
      <style:graphic-properties draw:textarea-horizontal-align="justify" draw:textarea-vertical-align="middle" draw:auto-grow-height="false" fo:min-height="2.29cm" fo:min-width="4.072cm"/>
    </style:style>
    <style:style style:name="gr2" style:family="graphic" style:parent-style-name="Filled_20_Green">
      <style:graphic-properties draw:textarea-horizontal-align="justify" draw:textarea-vertical-align="middle" draw:auto-grow-height="false" fo:min-height="2.785cm" fo:min-width="2.671cm"/>
    </style:style>
    <style:style style:name="gr3" style:family="graphic" style:parent-style-name="Filled_20_Green">
      <style:graphic-properties draw:textarea-horizontal-align="justify" draw:textarea-vertical-align="middle" draw:auto-grow-height="false" fo:min-height="2.531cm" fo:min-width="2.496cm"/>
    </style:style>
    <style:style style:name="gr4" style:family="graphic" style:parent-style-name="Filled_20_Blue">
      <style:graphic-properties draw:textarea-horizontal-align="justify" draw:textarea-vertical-align="middle" draw:auto-grow-height="false" fo:min-height="2.794cm" fo:min-width="4.826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Filled_20_Green" style:list-style-name="L2">
      <style:graphic-properties draw:textarea-horizontal-align="justify" draw:textarea-vertical-align="middle" draw:auto-grow-height="false" fo:min-height="2.336cm" fo:min-width="2.379cm"/>
    </style:style>
    <style:style style:name="gr8" style:family="graphic" style:parent-style-name="Filled_20_Green" style:list-style-name="L2">
      <style:graphic-properties draw:textarea-horizontal-align="justify" draw:textarea-vertical-align="middle" draw:auto-grow-height="false" fo:min-height="2.429cm" fo:min-width="2.425cm"/>
    </style:style>
    <style:style style:name="gr9" style:family="graphic" style:parent-style-name="Filled_20_Green" style:list-style-name="L2">
      <style:graphic-properties draw:textarea-horizontal-align="justify" draw:textarea-vertical-align="middle" draw:auto-grow-height="false" fo:min-height="2.41cm" fo:min-width="2.458cm"/>
    </style:style>
    <style:style style:name="gr10" style:family="graphic" style:parent-style-name="objectwithoutfill">
      <style:graphic-properties svg:stroke-color="#000000" draw:fill="solid" draw:textarea-vertical-align="middle"/>
    </style:style>
    <style:style style:name="gr11" style:family="graphic" style:parent-style-name="objectwithoutfill">
      <style:graphic-properties svg:stroke-color="#000000" draw:fill="solid" draw:fill-color="#000000" draw:textarea-vertical-align="middle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5" style:family="graphic" style:parent-style-name="Filled_20_Green">
      <style:graphic-properties draw:textarea-horizontal-align="justify" draw:textarea-vertical-align="middle" draw:auto-grow-height="false" fo:min-height="2.067cm" fo:min-width="1.9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1">
      <style:graphic-properties draw:stroke="none" draw:fill="gradient" draw:fill-color="#ffffff" draw:fill-gradient-name="Filled_20_Green" draw:textarea-horizontal-align="justify" draw:textarea-vertical-align="middle" draw:auto-grow-height="false" fo:min-height="2.531cm" fo:min-width="2.496cm" fo:padding-top="0cm" fo:padding-bottom="0cm" fo:padding-left="0cm" fo:padding-right="0cm" draw:shadow-offset-x="0cm" draw:shadow-offset-y="0cm" draw:shadow-color="#000000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color="#ffffff" style:font-name="Liberation Sans" fo:font-size="14pt" fo:font-weight="bold"/>
    </style:style>
    <style:style style:name="P4" style:family="paragraph">
      <style:paragraph-properties fo:margin-left="0cm" fo:margin-right="0cm" fo:text-align="center" fo:text-indent="0cm"/>
      <style:text-properties fo:color="#ffffff" style:font-name="Liberation Sans" fo:font-size="13pt" fo:font-weight="bold" style:font-size-asian="22pt" style:font-size-complex="2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style:font-name="Liberation Sans" fo:font-size="14pt" fo:font-weight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ffffff" style:font-name="Liberation Sans" fo:font-size="13pt" fo:font-weight="bold" style:font-size-asian="22pt" style:font-size-complex="22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style:paragraph-properties fo:margin-left="0cm" fo:margin-right="0cm" fo:text-align="center" fo:text-indent="0cm"/>
      <style:text-properties fo:color="#ffffff" style:font-name="Liberation Sans" fo:font-size="14pt" fo:font-weight="bold" style:letter-kerning="false" style:font-name-asian="Segoe UI" style:font-size-asian="24pt" style:font-name-complex="Tahoma" style:font-size-complex="24pt"/>
    </style:style>
    <style:style style:name="P11" style:family="paragraph">
      <loext:graphic-properties draw:fill="gradient" draw:fill-color="#ffffff" draw:fill-gradient-name="Filled_20_Green"/>
      <style:paragraph-properties fo:margin-left="0cm" fo:margin-right="0cm" fo:text-align="center" fo:text-indent="0cm"/>
      <style:text-properties fo:color="#ffffff" fo:font-size="14pt" fo:font-weight="bold" style:letter-kerning="false" style:font-name-asian="Segoe UI" style:font-size-asian="24pt" style:font-name-complex="Tahoma" style:font-size-complex="24pt"/>
    </style:style>
    <style:style style:name="T1" style:family="text">
      <style:text-properties fo:font-size="13pt" style:font-size-asian="22pt" style:font-size-complex="22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2.54cm" svg:x="2.459cm" svg:y="2.40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77cm" svg:height="3.937cm" svg:x="20.591cm" svg:y="1.381cm">
          <text:p text:style-name="P1">01.</text:p>
          <text:p text:style-name="P1">View</text:p>
          <text:p text:style-name="P1">User Pro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28cm" svg:height="3.577cm" svg:x="17.344cm" svg:y="5.726cm">
          <text:p text:style-name="P1">02.</text:p>
          <text:p text:style-name="P1">Edit</text:p>
          <text:p text:style-name="P1">Pro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826cm" svg:height="2.794cm" svg:x="12.252cm" svg:y="2.175cm">
          <text:p text:style-name="P1">User</text:p>
          <text:p text:style-name="P1">Dashboard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004cm" svg:y1="3.618cm" svg:x2="12.303cm" svg:y2="3.667cm">
          <text:p text:style-name="P1"/>
        </draw:line>
        <draw:line draw:style-name="gr6" draw:text-style-name="P2" draw:layer="layout" svg:x1="17.043cm" svg:y1="3.545cm" svg:x2="20.599cm" svg:y2="3.545cm">
          <text:p/>
        </draw:line>
        <draw:custom-shape draw:style-name="gr7" draw:text-style-name="P4" draw:layer="layout" svg:width="3.363cm" svg:height="3.302cm" svg:x="12.44cm" svg:y="10.498cm">
          <text:p text:style-name="P3"><text:span text:style-name="T1">03.</text:span></text:p>
          <text:p text:style-name="P3"><text:span text:style-name="T1">Add</text:span></text:p>
          <text:p text:style-name="P3"><text:span text:style-name="T1">Personal</text:span></text:p>
          <text:p text:style-name="P3"><text:span text:style-name="T1">Infor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3.429cm" svg:height="3.435cm" svg:x="17.156cm" svg:y="10.525cm">
          <text:p text:style-name="P5"><text:span text:style-name="T1">03.</text:span></text:p>
          <text:p text:style-name="P5"><text:span text:style-name="T1">Add</text:span></text:p>
          <text:p text:style-name="P5"><text:span text:style-name="T1">Educational</text:span></text:p>
          <text:p text:style-name="P3"><text:span text:style-name="T1">Infor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3.474cm" svg:height="3.408cm" svg:x="21.832cm" svg:y="10.519cm">
          <text:p text:style-name="P5"><text:span text:style-name="T1">03.</text:span></text:p>
          <text:p text:style-name="P5"><text:span text:style-name="T1">Add</text:span></text:p>
          <text:p text:style-name="P5"><text:span text:style-name="T1">Social</text:span></text:p>
          <text:p text:style-name="P3"><text:span text:style-name="T1">Lin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1.447cm" svg:y1="4.815cm" svg:x2="20.204cm" svg:y2="6.18cm">
          <text:p/>
        </draw:line>
        <draw:line draw:style-name="gr6" draw:text-style-name="P2" draw:layer="layout" svg:x1="17.561cm" svg:y1="8.342cm" svg:x2="15.097cm" svg:y2="10.779cm">
          <text:p/>
        </draw:line>
        <draw:line draw:style-name="gr6" draw:text-style-name="P2" draw:layer="layout" svg:x1="20.431cm" svg:y1="8.747cm" svg:x2="22.463cm" svg:y2="10.906cm">
          <text:p/>
        </draw:line>
        <draw:line draw:style-name="gr6" draw:text-style-name="P2" draw:layer="layout" svg:x1="18.976cm" svg:y1="9.276cm" svg:x2="18.907cm" svg:y2="10.552cm">
          <text:p/>
        </draw:line>
        <draw:line draw:style-name="gr10" draw:text-style-name="P2" draw:layer="layout" svg:x1="22.074cm" svg:y1="17.91cm" svg:x2="26.138cm" svg:y2="17.91cm">
          <text:p/>
        </draw:line>
        <draw:line draw:style-name="gr11" draw:text-style-name="P7" draw:layer="layout" svg:x1="22.082cm" svg:y1="16.483cm" svg:x2="26.146cm" svg:y2="16.483cm">
          <text:p/>
        </draw:line>
        <draw:line draw:style-name="gr12" draw:text-style-name="P2" draw:layer="layout" svg:x1="14.108cm" svg:y1="15.378cm" svg:x2="23.86cm" svg:y2="15.224cm">
          <text:p/>
        </draw:line>
        <draw:line draw:style-name="gr6" draw:text-style-name="P2" draw:layer="layout" svg:x1="14.226cm" svg:y1="13.732cm" svg:x2="14.226cm" svg:y2="15.383cm">
          <text:p/>
        </draw:line>
        <draw:line draw:style-name="gr6" draw:text-style-name="P2" draw:layer="layout" svg:x1="18.976cm" svg:y1="13.859cm" svg:x2="19.034cm" svg:y2="15.351cm">
          <text:p/>
        </draw:line>
        <draw:line draw:style-name="gr6" draw:text-style-name="P2" draw:layer="layout" svg:x1="23.691cm" svg:y1="13.832cm" svg:x2="23.733cm" svg:y2="15.224cm">
          <text:p/>
        </draw:line>
        <draw:line draw:style-name="gr12" draw:text-style-name="P2" draw:layer="layout" svg:x1="15.79cm" svg:y1="15.356cm" svg:x2="15.859cm" svg:y2="17.383cm">
          <text:p/>
        </draw:line>
        <draw:line draw:style-name="gr6" draw:text-style-name="P2" draw:layer="layout" svg:x1="15.859cm" svg:y1="17.383cm" svg:x2="22.463cm" svg:y2="17.256cm">
          <text:p/>
        </draw:line>
        <draw:frame draw:style-name="gr13" draw:text-style-name="P8" draw:layer="layout" svg:width="12.065cm" svg:height="1.651cm" svg:x="7.731cm" svg:y="18.753cm">
          <draw:text-box>
            <text:p><text:span text:style-name="T2">DFD of User Profile Process</text:span></text:p>
          </draw:text-box>
        </draw:frame>
        <draw:frame draw:style-name="gr14" draw:text-style-name="P8" draw:layer="layout" svg:width="3.334cm" svg:height="1.038cm" svg:x="22.477cm" svg:y="16.715cm">
          <draw:text-box>
            <text:p><text:span text:style-name="T3">eLearn DB</text:span></text:p>
          </draw:text-box>
        </draw:frame>
        <draw:custom-shape draw:style-name="gr15" draw:text-style-name="P1" draw:layer="layout" svg:width="2.794cm" svg:height="2.921cm" svg:x="10.144cm" svg:y="6.588cm">
          <text:p text:style-name="P1">Log 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4.589cm" svg:y1="4.937cm" svg:x2="12.176cm" svg:y2="6.842cm">
          <text:p/>
        </draw:line>
        <draw:frame draw:style-name="gr16" draw:text-style-name="P9" draw:layer="layout" svg:width="4.773cm" svg:height="0.878cm" svg:x="7.096cm" svg:y="2.651cm">
          <draw:text-box>
            <text:p><text:span text:style-name="T4">Successful Login</text:span></text:p>
          </draw:text-box>
        </draw:frame>
        <draw:custom-shape draw:style-name="gr17" draw:text-style-name="P11" draw:layer="layout" svg:width="4.318cm" svg:height="4.318cm" svg:x="2.724cm" svg:y="10.785cm">
          <text:p text:style-name="P10">Deny</text:p>
          <text:p text:style-name="P10">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4.81cm" svg:y1="4.937cm" svg:x2="4.81cm" svg:y2="10.779cm">
          <text:p/>
        </draw:line>
        <draw:frame draw:style-name="gr16" draw:text-style-name="P9" draw:layer="layout" svg:width="5.4cm" svg:height="0.878cm" draw:transform="rotate (-1.59104214611803) translate (5.797cm 4.964cm)">
          <draw:text-box>
            <text:p><text:span text:style-name="T4">Unsuccessful Log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5T18:01:15.996000000</meta:creation-date>
    <dc:date>2019-04-13T20:05:08.081000000</dc:date>
    <meta:editing-duration>PT39M45S</meta:editing-duration>
    <meta:editing-cycles>16</meta:editing-cycles>
    <meta:generator>LibreOffice/6.2.2.2$Windows_X86_64 LibreOffice_project/2b840030fec2aae0fd2658d8d4f9548af4e3518d</meta:generator>
    <meta:document-statistic meta:object-count="29"/>
  </office:meta>
</office:document-meta>
</file>